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bd0" officeooo:paragraph-rsid="00149b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John Doe,</text:p>
      <text:p text:style-name="P1"/>
      <text:p text:style-name="P1">I am expressing interest in the [job title] position at [company name]!</text:p>
      <text:p text:style-name="P1">Hire me!</text:p>
      <text:p text:style-name="P1"/>
      <text:p text:style-name="P1">Thanks for your time and consideration ;p</text:p>
      <text:p text:style-name="P1"/>
      <text:p text:style-name="P1">Sammy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7:43:34.508909687</meta:creation-date>
    <meta:generator>LibreOffice/6.0.7.3$Linux_X86_64 LibreOffice_project/00m0$Build-3</meta:generator>
    <dc:date>2021-09-14T17:46:03.080283380</dc:date>
    <meta:editing-duration>PT2M28S</meta:editing-duration>
    <meta:editing-cycles>1</meta:editing-cycles>
    <meta:document-statistic meta:table-count="0" meta:image-count="0" meta:object-count="0" meta:page-count="1" meta:paragraph-count="5" meta:word-count="26" meta:character-count="141" meta:non-whitespace-character-count="120"/>
  </office:meta>
</office:document-meta>
</file>